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Courier New" style:font-name-asian="Courier New1" style:font-name-complex="Courier New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afre3kvgvbx7"/>How to Build VStar Windows Installer</text:p>
      <text:p text:style-name="Standard">Windows installer is created from the vstar-win.zip package.</text:p>
      <text:p text:style-name="Standard">The installer is built using Inno Setup <text:a xlink:type="simple" xlink:href="https://jrsoftware.org/isinfo.php" text:style-name="ListLabel_20_19" text:visited-style-name="ListLabel_20_19"><text:span text:style-name="T1">https://jrsoftware.org/isinfo.php</text:span></text:a> (currently, Inno Setup 6 is used). So a user must install it before creating the setup.</text:p>
      <text:p text:style-name="Standard">To prepare it one should:</text:p>
      <text:list xml:id="list566098994" text:style-name="WWNum1">
        <text:list-item>
          <text:p text:style-name="P1">Build Windows VStar package vstar-win.zip:</text:p>
        </text:list-item>
      </text:list>
      <text:p text:style-name="P3"><text:span text:style-name="T3">&gt;ant win</text:span></text:p>
      <text:list xml:id="list25643246382238" text:continue-numbering="true" text:style-name="WWNum1">
        <text:list-item>
          <text:p text:style-name="P1">Build the installer itself:</text:p>
        </text:list-item>
      </text:list>
      <text:p text:style-name="P3"><text:span text:style-name="T3">&gt;ant -f build-win-installer.xml</text:span></text:p>
      <text:p text:style-name="P4">Before the next release, a proper VStar version should be specified in the build-win-installer.xml, see line &lt;property name="app_version" value ="2.2x.y"/&gt;</text:p>
      <text:p text:style-name="P4"/>
      <text:p text:style-name="P4">What the installer does:</text:p>
      <text:list xml:id="list1323900617" text:style-name="WWNum2">
        <text:list-item>
          <text:p text:style-name="P2">It checks if Java exists (trying to run javaw.exe). If failed, it prompts the user to download and install JRE. This does not prevent installing the VStar itself.</text:p>
        </text:list-item>
        <text:list-item>
          <text:p text:style-name="P2">It creates desktop and start menu shortcuts to VStar.exe. The VStar.exe is a new Vstar launcher, see below.</text:p>
        </text:list-item>
        <text:list-item>
          <text:p text:style-name="P2">It sets Java startup options (maximum heap size) in VStar.ini (launcher configuration) and generates an alternative launcher: VStar.bat with the same startup options. Currently, -Xmx parameter (maximum heap size) is set to a half of physical memory available.</text:p>
        </text:list-item>
      </text:list>
      <text:p text:style-name="Standard"/>
      <text:p text:style-name="Standard"/>
      <text:p text:style-name="Heading_20_1"><text:bookmark text:name="_f0ooo8qvxvns"/>New VStar launcher VStar.exe</text:p>
      <text:p text:style-name="Standard"/>
      <text:p text:style-name="Standard">The launcher (VStar.exe) invokes jawaw.exe instead of java.exe to suppress the console window. A configuration file VStar.ini can be used to specify additional jawaw.exe startup parameters (currently, only memory-related options are used). A shortcut to VStar.ini is created in the Windows Start menu in VStar group by the installer.</text:p>
      <text:p text:style-name="Standard"/>
      <text:p text:style-name="Standard">Windows-specific javaw.exe does not show startup errors (for example, invalid -X specifications) and dies silently. It is recommended to use VStar.bat to test non-standard options. If VStar.exe does not run, a user should open VStar.ini and modify or comment out ‘Parameters’ item. In the critical case, a user can simply delete VStar.ini, in this case no additional parameters will be passed.</text:p>
      <text:p text:style-name="Standard"/>
      <text:p text:style-name="Standard">See the launcher source code in VStar\install-files\vstar-launcher-windows\src\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7" meta:word-count="291" meta:character-count="1940" meta:non-whitespace-character-count="1671"/>
    <meta:generator>LibreOfficeDev/6.0.5.2$Linux_X86_64 LibreOffice_project/</meta:generator>
  </office:meta>
</office:document-meta>
</file>